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P3" style:family="paragraph" style:parent-style-name="Standard">
      <style:text-properties officeooo:rsid="001a3264" officeooo:paragraph-rsid="001a3264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3264" officeooo:paragraph-rsid="001b9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3264" officeooo:paragraph-rsid="001cdf03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a326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officeooo:rsid="001a3264" officeooo:paragraph-rsid="001a3264" style:font-size-asian="66pt" style:font-weight-asian="bold" style:font-size-complex="66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fo:font-size="16pt" fo:font-weight="bold" officeooo:rsid="001a3264" officeooo:paragraph-rsid="001a326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font-weight="bold" officeooo:rsid="001a3264" officeooo:paragraph-rsid="001a326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b9665" officeooo:paragraph-rsid="001b9665" style:font-size-asian="10.5pt" style:font-weight-asian="normal" style:font-size-complex="12pt" style:font-weight-complex="normal"/>
    </style:style>
    <style:style style:name="P14" style:family="paragraph" style:parent-style-name="Standard" style:list-style-name="L2" style:master-page-name="Standard">
      <style:paragraph-properties fo:text-align="start" style:justify-single-word="false" style:page-number="1" fo:break-before="page"/>
      <style:text-properties officeooo:paragraph-rsid="001b9665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cdf03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3264" officeooo:paragraph-rsid="001a3264" style:font-weight-asian="normal" style:font-weight-complex="normal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3264" style:font-size-asian="10.5pt" style:font-size-complex="12pt"/>
    </style:style>
    <style:style style:name="T3" style:family="text">
      <style:text-properties fo:font-size="12pt" fo:font-weight="bold" officeooo:rsid="001a3264" style:font-size-asian="10.5pt" style:font-weight-asian="bold" style:font-size-complex="12pt" style:font-weight-complex="bold"/>
    </style:style>
    <style:style style:name="T4" style:family="text">
      <style:text-properties officeooo:rsid="001b9665"/>
    </style:style>
    <style:style style:name="T5" style:family="text">
      <style:text-properties officeooo:rsid="001cdf0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5.8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3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SE MARÍA FERNÁNDEZ MOLINA</text:p>
      <text:p text:style-name="P10">ACCESO A DATOS</text:p>
      <text:p text:style-name="P10">2º D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ÁCTICA <text:span text:style-name="T5">3</text:span></text:p>
      <text:list text:style-name="L2">
        <text:list-item>
          <text:p text:style-name="P14"><text:span text:style-name="T3">Implementa un programa Java que copie el contenido revertido de un fichero a</text:span></text:p>
        </text:list-item>
      </text:list>
      <text:p text:style-name="P5"><text:span text:style-name="T1">otro. Procura que el archivo a copiar tenga varias líneas.</text:span></text:p>
      <text:list xml:id="list3174441396" text:style-name="L3">
        <text:list-item>
          <text:p text:style-name="P15"><text:span text:style-name="T3">En un segundo paso se abrirá el archivo copiado, para añadir texto al final del</text:span></text:p>
        </text:list-item>
      </text:list>
      <text:p text:style-name="P5"><text:span text:style-name="T1">mismo (tu nombre y apellidos).</text:span></text:p>
      <text:list xml:id="list85549411084276" text:continue-numbering="true" text:style-name="L3">
        <text:list-item>
          <text:p text:style-name="P15"><text:span text:style-name="T3">En la tercera parte, se abrirá el archivo copiado con el nuevo texto y se mostrará</text:span></text:p>
        </text:list-item>
      </text:list>
      <text:p text:style-name="P4"><text:span text:style-name="T1">por pantalla línea a línea (utiliza para ello la clase BufferedReader)</text:span></text:p>
      <text:p text:style-name="P12"/>
      <text:p text:style-name="P13">Se deja el código en GitHub para poder visualizarlo mejor:</text:p>
      <text:p text:style-name="P13"><text:a xlink:type="simple" xlink:href="https://github.com/X3M4/acceso_a_datos_p1-5/blob/main/practica_3/src/main/java/tema1/p3/Main.java" text:style-name="Internet_20_link" text:visited-style-name="Visited_20_Internet_20_Link">https://github.com/X3M4/acceso_a_datos_p1-5/blob/main/practica_3/src/main/java/tema1/p3/Main.java</text:a></text:p>
      <text:p text:style-name="P12"><draw:frame text:anchor-type="paragraph" draw:z-index="0" draw:name="Marco de texto 1" draw:style-name="gr2" draw:text-style-name="P18" svg:width="16.613cm" svg:height="16.474cm" svg:x="0.09cm" svg:y="0.325cm"><draw:text-box><text:p><text:span text:style-name="T6">package tema1.p3;</text:span></text:p><text:p><text:span text:style-name="T6"/></text:p><text:p><text:span text:style-name="T6">import java.io.BufferedReader;</text:span></text:p><text:p><text:span text:style-name="T6">import java.io.BufferedWriter;</text:span></text:p><text:p><text:span text:style-name="T6">import java.io.File;</text:span></text:p><text:p><text:span text:style-name="T6">import java.io.FileReader;</text:span></text:p><text:p><text:span text:style-name="T6">import java.io.FileWriter;</text:span></text:p><text:p><text:span text:style-name="T6">import java.io.IOException;</text:span></text:p><text:p><text:span text:style-name="T6"/></text:p><text:p><text:span text:style-name="T6">public class Main {</text:span></text:p><text:p><text:span text:style-name="T6"><text:s text:c="4"/></text:span><text:span text:style-name="T6">public static void main(String[] args) {</text:span></text:p><text:p><text:span text:style-name="T6"><text:s text:c="8"/></text:span><text:span text:style-name="T6">File f = new File("practica_3/src/main/java/tema1/p3/LoremIpsum.txt");</text:span></text:p><text:p><text:span text:style-name="T6"><text:s text:c="8"/></text:span><text:span text:style-name="T6">File fcopia = new File("practica_3/src/main/java/tema1/p3/LoremIpsumCopia.txt");</text:span></text:p><text:p><text:span text:style-name="T6"/></text:p><text:p><text:span text:style-name="T6"><text:s text:c="8"/></text:span><text:span text:style-name="T6">FileReader fr = null;</text:span></text:p><text:p><text:span text:style-name="T6"><text:s text:c="8"/></text:span><text:span text:style-name="T6">BufferedReader br = null;</text:span></text:p><text:p><text:span text:style-name="T6"><text:s text:c="8"/></text:span><text:span text:style-name="T6">FileWriter fw = null;</text:span></text:p><text:p><text:span text:style-name="T6"><text:s text:c="8"/></text:span><text:span text:style-name="T6">BufferedWriter bw = null;</text:span></text:p><text:p><text:span text:style-name="T6"/></text:p><text:p><text:span text:style-name="T6"><text:s text:c="8"/></text:span><text:span text:style-name="T6">try {</text:span></text:p><text:p><text:span text:style-name="T6"><text:s text:c="12"/></text:span><text:span text:style-name="T6">fcopia.createNewFile();</text:span></text:p><text:p><text:span text:style-name="T6"><text:s text:c="12"/></text:span><text:span text:style-name="T6">fr = new FileReader(f);</text:span></text:p><text:p><text:span text:style-name="T6"><text:s text:c="12"/></text:span><text:span text:style-name="T6">br = new BufferedReader(fr);</text:span></text:p><text:p><text:span text:style-name="T6"/></text:p><text:p><text:span text:style-name="T6"><text:s text:c="12"/></text:span><text:span text:style-name="T6">fw = new FileWriter(fcopia);</text:span></text:p><text:p><text:span text:style-name="T6"><text:s text:c="12"/></text:span><text:span text:style-name="T6">bw = new BufferedWriter(fw);</text:span></text:p><text:p><text:span text:style-name="T6"/></text:p><text:p><text:span text:style-name="T6"><text:s text:c="12"/></text:span><text:span text:style-name="T6">String linea;</text:span></text:p><text:p><text:span text:style-name="T6"><text:s text:c="12"/></text:span><text:span text:style-name="T6">while ((linea = br.readLine()) != null) {</text:span></text:p><text:p><text:span text:style-name="T6"><text:s text:c="16"/></text:span><text:span text:style-name="T6">bw.write(linea);</text:span></text:p><text:p><text:span text:style-name="T6"><text:s text:c="16"/></text:span><text:span text:style-name="T6">bw.newLine();</text:span></text:p><text:p><text:span text:style-name="T6"><text:s text:c="12"/></text:span><text:span text:style-name="T6">}</text:span></text:p><text:p><text:span text:style-name="T6"><text:s text:c="12"/></text:span><text:span text:style-name="T6">bw.write("Chema Fernandez");</text:span></text:p><text:p><text:span text:style-name="T7"><text:s text:c="11"/></text:span></text:p></draw:text-box></draw:frame></text:p>
      <text:p text:style-name="P12"/>
      <text:p text:style-name="P11"><draw:frame text:anchor-type="paragraph" draw:z-index="1" draw:name="Marco de texto 2" draw:style-name="gr1" draw:text-style-name="P17" svg:width="17.292cm" svg:height="16.555cm" svg:x="-0.155cm" svg:y="0.399cm"><draw:text-box><text:p>// Leo el archivo LoremIpsumCopia.txt</text:p><text:p/><text:p><text:s text:c="8"/>} catch (Exception e) {</text:p><text:p><text:s text:c="12"/>System.out.println("No se pudo leer el archivo");</text:p><text:p><text:s text:c="8"/>}finally {</text:p><text:p><text:s text:c="12"/>try {</text:p><text:p><text:s text:c="16"/>if (br != null)</text:p><text:p><text:s text:c="20"/>br.close();</text:p><text:p><text:s text:c="16"/>if (bw != null)</text:p><text:p><text:s text:c="20"/>bw.close();</text:p><text:p><text:s text:c="12"/>} catch (IOException e) {</text:p><text:p/><text:p><text:s text:c="12"/>}</text:p><text:p><text:s text:c="8"/>}</text:p><text:p/><text:p><text:s text:c="8"/>File copia = new File("practica_3/src/main/java/tema1/p3/LoremIpsumCopia.txt");</text:p><text:p><text:s text:c="8"/>imprimeArchivo(copia);</text:p><text:p/><text:p><text:s text:c="4"/>}</text:p><text:p/><text:p><text:s text:c="4"/>public static void imprimeArchivo(File fcopia) {</text:p><text:p><text:s text:c="8"/>String linea;</text:p><text:p><text:s text:c="8"/>BufferedReader br;</text:p><text:p><text:s text:c="8"/>try{</text:p><text:p><text:s text:c="12"/>br = new BufferedReader(new FileReader(fcopia));</text:p><text:p><text:s text:c="12"/>while((linea = br.readLine()) != null){</text:p><text:p><text:s text:c="16"/>System.out.println(linea);</text:p><text:p><text:s text:c="12"/>}</text:p><text:p><text:s text:c="8"/>}catch (Exception e) {</text:p><text:p/><text:p><text:s text:c="8"/>}</text:p><text:p><text:s text:c="8"/></text:p><text:p><text:s text:c="4"/>}</text:p><text:p>}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cdf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áctica <text:span text:style-name="MT1">3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19:50.346338458</meta:creation-date>
    <dc:date>2023-09-23T08:55:48.466779921</dc:date>
    <meta:editing-duration>PT35M57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4" meta:paragraph-count="15" meta:word-count="106" meta:character-count="663" meta:non-whitespace-character-count="573"/>
  </office:meta>
</office:document-meta>
</file>